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143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61">
      <style:table-cell-properties fo:background-color="#89c765"/>
    </style:style>
    <style:style style:name="ce4" style:family="table-cell" style:parent-style-name="Default">
      <style:table-cell-properties fo:background-color="#89c765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k=1.5(Uref * Ti)^2</text:p>
          </table:table-cell>
          <table:table-cell table:style-name="ce1" office:value-type="string" calcext:value-type="string">
            <text:p>Epsilon=(0.09)^(3/4) * (k^1.5)/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ef=Inlet velocity</text:p>
          </table:table-cell>
          <table:table-cell office:value-type="string" calcext:value-type="string">
            <text:p>l=0.07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=Turbulence intensity</text:p>
          </table:table-cell>
          <table:table-cell office:value-type="string" calcext:value-type="string">
            <text:p>L=characteristic inlet length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u</text:p>
          </table:table-cell>
          <table:table-cell table:style-name="ce3" office:value-type="float" office:value="0.0000148" calcext:value-type="float">
            <text:p>1.48E-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x</text:p>
          </table:table-cell>
          <table:table-cell table:style-name="ce4" office:value-type="float" office:value="-5" calcext:value-type="float">
            <text:p>-5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y</text:p>
          </table:table-cell>
          <table:table-cell table:style-name="ce4" office:value-type="float" office:value="-5" calcext:value-type="float">
            <text:p>-5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z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ref</text:p>
          </table:table-cell>
          <table:table-cell table:style-name="ce5" table:formula="of:=SQRT([.B7]^2+[.B8]^2+[.B9]^2)" office:value-type="float" office:value="7.07106781186548" calcext:value-type="float">
            <text:p>7.07106781186548</text:p>
          </table:table-cell>
          <table:table-cell office:value-type="string" calcext:value-type="string">
            <text:p>m/s</text:p>
          </table:table-cell>
          <table:table-cell table:formula="of:=[.B10]*36/10" office:value-type="float" office:value="25.4558441227157" calcext:value-type="float">
            <text:p>25.4558441227157</text:p>
          </table:table-cell>
          <table:table-cell office:value-type="string" calcext:value-type="string">
            <text:p>km/h</text:p>
          </table:table-cell>
        </table:table-row>
        <table:table-row table:style-name="ro1">
          <table:table-cell table:style-name="ce2" office:value-type="string" calcext:value-type="string">
            <text:p>Ti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6" office:value-type="float" office:value="0.012" calcext:value-type="float">
            <text:p>0.01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1.5*([.B10]*[.B11])^2" office:value-type="float" office:value="0.1875" calcext:value-type="float">
            <text:p>0.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table:formula="of:=((0.09)^(3/4)) * ([.B14]^1.5)/(0.07*[.B12])" office:value-type="float" office:value="15.8819748557564" calcext:value-type="float">
            <text:p>15.8819748557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table:formula="of:=[.B10]*[.B12]/[.B6]" office:value-type="float" office:value="5733.29822583687" calcext:value-type="float">
            <text:p>5733.298225836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7:28:48.295445382</meta:creation-date>
    <dc:date>2019-04-02T19:04:23.016520517</dc:date>
    <meta:editing-duration>PT33M25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